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=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ash Flow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0000" calcext:value-type="float">
            <text:p>-30000</text:p>
          </table:table-cell>
          <table:table-cell table:formula="of:=[.C5]/((1+0.08)^[.B5])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/((1+0.08)^[.B6])" office:value-type="float" office:value="925.925925925926" calcext:value-type="float">
            <text:p>925.925925925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7]/((1+0.08)^[.B7])" office:value-type="float" office:value="857.338820301783" calcext:value-type="float">
            <text:p>857.338820301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C8]/((1+0.08)^[.B8])" office:value-type="float" office:value="793.83224102017" calcext:value-type="float">
            <text:p>793.832241020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9]/((1+0.08)^[.B9])" office:value-type="float" office:value="735.029852796453" calcext:value-type="float">
            <text:p>735.029852796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C10]/((1+0.08)^[.B10])" office:value-type="float" office:value="680.583197033753" calcext:value-type="float">
            <text:p>680.5831970337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11]/((1+0.08)^[.B11])" office:value-type="float" office:value="630.169626883105" calcext:value-type="float">
            <text:p>630.1696268831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C12]/((1+0.08)^[.B12])" office:value-type="float" office:value="583.490395262134" calcext:value-type="float">
            <text:p>583.490395262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5000+1000" office:value-type="float" office:value="36000" calcext:value-type="float">
            <text:p>36000</text:p>
          </table:table-cell>
          <table:table-cell table:formula="of:=[.C13]/((1+0.08)^[.B13])" office:value-type="float" office:value="19449.6798420711" calcext:value-type="float">
            <text:p>19449.6798420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5:.D13])" office:value-type="float" office:value="-5343.95009870555" calcext:value-type="float">
            <text:p>-5343.95009870555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5:08:49.947000000</meta:creation-date>
    <dc:date>2023-01-31T15:15:46.489000000</dc:date>
    <meta:editing-duration>PT6M59S</meta:editing-duration>
    <meta:editing-cycles>1</meta:editing-cycles>
    <meta:document-statistic meta:table-count="1" meta:cell-count="35" meta:object-count="0"/>
    <meta:generator>LibreOffice/7.4.0.3$Windows_X86_64 LibreOffice_project/f85e47c08ddd19c015c0114a68350214f7066f5a</meta:generator>
  </office:meta>
</office:document-meta>
</file>